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4.126cm" fo:min-width="25.07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6.5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7.3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14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28cm" fo:min-width="6.73cm" fo:padding-top="0.165cm" fo:padding-bottom="0.165cm" fo:padding-left="0.29cm" fo:padding-right="0.2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4.5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75cm" fo:min-width="1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2" style:family="graphic" style:parent-style-name="standard">
      <style:graphic-properties draw:fill-color="#99ffff" draw:textarea-horizontal-align="justify" draw:textarea-vertical-align="middle" draw:auto-grow-height="false" fo:min-height="6.75cm" fo:min-width="9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7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8" style:family="paragraph">
      <style:paragraph-properties fo:text-align="center"/>
      <style:text-properties fo:color="#ffffff" fo:font-size="24pt" style:font-size-asian="24pt" style:font-size-complex="24pt"/>
    </style:style>
    <style:style style:name="P9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ff99ff"/>
      <style:paragraph-properties fo:text-align="center"/>
      <style:text-properties fo: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color="#4b1f6f"/>
    </style:style>
    <style:style style:name="P14" style:family="paragraph">
      <loext:graphic-properties draw:fill-color="#99ff99"/>
      <style:paragraph-properties fo:text-align="center"/>
      <style:text-properties fo:color="#4b1f6f"/>
    </style:style>
    <style:style style:name="P15" style:family="paragraph">
      <loext:graphic-properties draw:fill-color="#99ffff"/>
      <style:paragraph-properties fo:text-align="center"/>
      <style:text-properties fo:color="#336633" fo:font-size="40pt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fo:color="#4b1f6f"/>
    </style:style>
    <style:style style:name="T8" style:family="text">
      <style:text-properties fo:color="#336633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778cm" svg:y="7.9cm">
          <text:p text:style-name="P1"><text:span text:style-name="T1">192.168.2.&lt; &gt;</text:span></text:p>
          <text:p text:style-name="P1"><text:span text:style-name="T1">Gateway 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3cm" svg:height="27.1cm" svg:x="11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.8cm" svg:y="2.9cm">
          <text:p text:style-name="P1"><text:span text:style-name="T2">IS</text:span><text:span text:style-name="T2">P </text:span><text:span text:style-name="T2">M</text:span><text:span text:style-name="T2">od</text:span><text:span text:style-name="T2">e</text:span><text:span text:style-name="T2">m</text:span></text:p>
          <text:p text:style-name="P1"><text:span text:style-name="T2">Ro</text:span><text:span text:style-name="T2">ut</text:span><text:span text:style-name="T2">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6.3cm" svg:x2="12.5cm" svg:y2="6.3cm">
          <text:p/>
        </draw:line>
        <draw:custom-shape draw:style-name="gr5" draw:text-style-name="P6" draw:layer="layout" svg:width="2cm" svg:height="1cm" svg:x="9.2cm" svg:y="5.1cm">
          <text:p text:style-name="P1"><text:span text:style-name="T3">L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cm" svg:height="6.9cm" svg:x="12.4cm" svg:y="4.4cm">
          <text:p text:style-name="P1"><text:span text:style-name="T2">Archer</text:span></text:p>
          <text:p text:style-name="P1"><text:span text:style-name="T2">C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cm" svg:height="1cm" svg:x="10.1cm" svg:y="6.7cm">
          <text:p text:style-name="P1"><text:span text:style-name="T4">W</text:span><text:span text:style-name="T4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9.4cm" svg:y1="5.4cm" svg:x2="22.7cm" svg:y2="5.4cm">
          <text:p/>
        </draw:line>
        <draw:custom-shape draw:style-name="gr8" draw:text-style-name="P9" draw:layer="layout" svg:width="8.1cm" svg:height="3.8cm" svg:x="22.6cm" svg:y="3.2cm">
          <text:p text:style-name="P8"><text:span text:style-name="T5">All </text:span><text:span text:style-name="T5">wir</text:span><text:span text:style-name="T5">ele</text:span><text:span text:style-name="T5">ss </text:span><text:span text:style-name="T5">de</text:span><text:span text:style-name="T5">vic</text:span><text:span text:style-name="T5">es</text:span></text:p>
          <text:p text:style-name="P8"><text:span text:style-name="T5">(ab</text:span><text:span text:style-name="T5">out </text:span><text:span text:style-name="T5">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4cm" svg:y1="10.4cm" svg:x2="27.9cm" svg:y2="10.4cm">
          <text:p/>
        </draw:line>
        <draw:custom-shape draw:style-name="gr9" draw:text-style-name="P4" draw:layer="layout" svg:width="7.8cm" svg:height="3.4cm" svg:x="28.1cm" svg:y="8.6cm">
          <text:p text:style-name="P1"><text:span text:style-name="T2">DLi</text:span><text:span text:style-name="T2">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cm" svg:height="1.2cm" svg:x="19.6cm" svg:y="4.2cm">
          <text:p text:style-name="P10"><text:span text:style-name="T6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8cm" svg:height="1cm" svg:x="19.4cm" svg:y="9.4cm">
          <text:p text:style-name="P1"><text:span text:style-name="T3">L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7cm" svg:height="1cm" svg:x="26.4cm" svg:y="10.52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8.6cm" svg:y1="13cm" svg:x2="28.6cm" svg:y2="14.7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1cm" svg:height="8.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1cm" svg:height="2.6cm" svg:x="15.3cm" svg:y="1.4cm">
          <text:p text:style-name="P1"><text:span text:style-name="T1">192.168</text:span><text:span text:style-name="T1">.0.&lt; &gt;</text:span></text:p>
          <text:p text:style-name="P1"><text:span text:style-name="T1">Gatewa</text:span><text:span text:style-name="T1">y </text:span><text:span text:style-name="T1">192.168</text:span><text:span text:style-name="T1">.0.1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8cm" svg:height="1.5cm" svg:x="2.7cm" svg:y="2.4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5cm" svg:height="1.5cm" svg:x="13.3cm" svg:y="4.7cm">
          <text:p text:style-name="P1">192.168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5cm" svg:height="1.5cm" svg:x="29.307cm" svg:y="7.7cm">
          <text:p text:style-name="P1">192.168.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6.7cm" svg:height="3.5cm" svg:x="25.6cm" svg:y="14.5cm">
          <text:p text:style-name="P13"><text:span text:style-name="T7">OpenV</text:span><text:span text:style-name="T7">PN </text:span><text:span text:style-name="T7">server</text:span></text:p>
          <text:p text:style-name="P13"><text:span text:style-name="T7">(RPi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6.8cm" svg:height="4.9cm" svg:x="11.7cm" svg:y="12.7cm">
          <text:p text:style-name="P13"><text:span text:style-name="T7">DNS server</text:span></text:p>
          <text:p text:style-name="P13"><text:span text:style-name="T7">Firewall</text:span></text:p>
          <text:p text:style-name="P1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9cm" svg:height="1cm" svg:x="15.351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5.7cm" svg:height="1.5cm" svg:x="12.1cm" svg:y="17cm">
          <text:p text:style-name="P1">192.168.0.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12.3cm" svg:y="11.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11.2cm" svg:x2="15cm" svg:y2="12.8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26.1cm" svg:y="13.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33.3cm" svg:y="11.9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5cm" svg:y1="12.8cm" svg:x2="35cm" svg:y2="14.5cm">
          <text:p/>
        </draw:line>
        <draw:custom-shape draw:style-name="gr13" draw:text-style-name="P6" draw:layer="layout" svg:width="2.1cm" svg:height="1cm" svg:x="35.279cm" svg:y="13.30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6.7cm" svg:height="3.5cm" svg:x="33.5cm" svg:y="14.4cm">
          <text:p text:style-name="P13"><text:span text:style-name="T7">Samba (600GiB)</text:span></text:p>
          <text:p text:style-name="P13"><text:span text:style-name="T7">(Aspire 5830T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5.7cm" svg:height="1.5cm" svg:x="26.2cm" svg:y="17.5cm">
          <text:p text:style-name="P1">192.168.0.10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5.7cm" svg:height="1.5cm" svg:x="34.2cm" svg:y="17.6cm">
          <text:p text:style-name="P1">192.168.0.1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10.1cm" svg:height="7cm" svg:x="0.8cm" svg:y="15.8cm">
          <text:p text:style-name="P1"><text:span text:style-name="T8">Future Lay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7-10-15T19:32:02.474311895</dc:date>
    <meta:editing-duration>PT1H13M52S</meta:editing-duration>
    <meta:editing-cycles>22</meta:editing-cycles>
    <meta:generator>LibreOffice/5.1.6.2$Linux_X86_64 LibreOffice_project/10m0$Build-2</meta:generator>
    <dc:creator>Alec </dc:creator>
    <meta:document-statistic meta:object-count="36"/>
  </office:meta>
</office:document-meta>
</file>